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ui-monospace" svg:font-family="ui-monospace, SFMono-Regular, 'SF Mono', Menlo, Consolas, 'Liberation Mono', monospace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104ce4" officeooo:paragraph-rsid="0013629c" style:font-weight-asian="normal" style:font-weight-complex="normal"/>
    </style:style>
    <style:style style:name="P2" style:family="paragraph" style:parent-style-name="Text_20_body" style:list-style-name="L1">
      <style:text-properties fo:font-weight="normal" officeooo:rsid="00104ce4" officeooo:paragraph-rsid="0013629c" style:font-weight-asian="normal" style:font-weight-complex="normal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>
      <style:text-properties fo:font-size="14pt" officeooo:paragraph-rsid="000f7f6f" style:font-size-asian="14pt" style:font-size-complex="14pt"/>
    </style:style>
    <style:style style:name="P5" style:family="paragraph" style:parent-style-name="Text_20_body">
      <style:text-properties fo:font-size="14pt" fo:font-weight="bold" officeooo:rsid="000f7f6f" officeooo:paragraph-rsid="000f7f6f" style:font-size-asian="14pt" style:font-weight-asian="bold" style:font-size-complex="14pt" style:font-weight-complex="bold"/>
    </style:style>
    <style:style style:name="P6" style:family="paragraph" style:parent-style-name="Text_20_body">
      <style:text-properties officeooo:paragraph-rsid="00104ce4"/>
    </style:style>
    <style:style style:name="P7" style:family="paragraph" style:parent-style-name="Text_20_body">
      <style:text-properties officeooo:paragraph-rsid="0013629c"/>
    </style:style>
    <style:style style:name="P8" style:family="paragraph" style:parent-style-name="Text_20_body">
      <style:text-properties officeooo:paragraph-rsid="00167dc3"/>
    </style:style>
    <style:style style:name="P9" style:family="paragraph" style:parent-style-name="Text_20_body">
      <style:text-properties officeooo:paragraph-rsid="001a9e89"/>
    </style:style>
    <style:style style:name="P10" style:family="paragraph" style:parent-style-name="Text_20_body">
      <style:text-properties style:font-name="Consolas" fo:font-size="11pt" fo:font-weight="normal" officeooo:paragraph-rsid="001a9e89" style:font-size-asian="11pt" style:font-weight-asian="normal" style:font-size-complex="11pt" style:font-weight-complex="normal"/>
    </style:style>
    <style:style style:name="P11" style:family="paragraph" style:parent-style-name="Text_20_body">
      <style:text-properties officeooo:paragraph-rsid="001b2bc6"/>
    </style:style>
    <style:style style:name="P12" style:family="paragraph" style:parent-style-name="Text_20_body">
      <style:paragraph-properties fo:margin-top="0cm" fo:margin-bottom="0.282cm" loext:contextual-spacing="false" fo:line-height="156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13" style:family="paragraph" style:parent-style-name="Text_20_body">
      <style:paragraph-properties fo:margin-top="0cm" fo:margin-bottom="0.282cm" loext:contextual-spacing="false" fo:line-height="156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normal" style:text-blinking="false" fo:background-color="transparent" style:font-size-asian="15pt" style:font-size-complex="15pt"/>
    </style:style>
    <style:style style:name="P14" style:family="paragraph" style:parent-style-name="Text_20_body">
      <style:paragraph-properties fo:margin-top="0cm" fo:margin-bottom="0.282cm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bold" style:text-blinking="false" fo:background-color="transparent" style:font-size-asian="15pt" style:font-size-complex="15pt"/>
    </style:style>
    <style:style style:name="P15" style:family="paragraph" style:parent-style-name="Text_20_body">
      <style:paragraph-properties fo:margin-top="0cm" fo:margin-bottom="0.282cm" loext:contextual-spacing="false" fo:line-height="156%" fo:text-align="center" style:justify-single-word="false" style:writing-mode="lr-tb"/>
      <style:text-properties fo:font-variant="normal" fo:text-transform="none" fo:color="#000000" style:text-line-through-style="none" style:text-line-through-type="none" fo:font-size="14pt" style:text-underline-style="none" style:text-blinking="false" fo:background-color="transparent" style:font-size-asian="14pt" style:font-size-complex="14pt"/>
    </style:style>
    <style:style style:name="P16" style:family="paragraph" style:parent-style-name="Text_20_body">
      <style:paragraph-properties fo:margin-top="0cm" fo:margin-bottom="0.282cm" loext:contextual-spacing="false" fo:line-height="156%" fo:text-align="center" style:justify-single-word="false" style:writing-mode="lr-tb"/>
      <style:text-properties fo:font-size="14pt" fo:font-weight="normal" style:font-size-asian="14pt" style:font-size-complex="14pt"/>
    </style:style>
    <style:style style:name="P17" style:family="paragraph" style:parent-style-name="Text_20_body">
      <style:paragraph-properties fo:margin-left="0cm" fo:margin-right="0cm" fo:margin-top="0cm" fo:margin-bottom="0.282cm" loext:contextual-spacing="false" fo:line-height="156%" fo:text-align="end" style:justify-single-word="false" fo:text-indent="1.25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18" style:family="paragraph" style:parent-style-name="Text_20_body">
      <style:paragraph-properties fo:margin-left="0cm" fo:margin-right="0cm" fo:margin-top="0cm" fo:margin-bottom="0.282cm" loext:contextual-spacing="false" fo:line-height="156%" fo:text-align="center" style:justify-single-word="false" fo:text-indent="1.251cm" style:auto-text-indent="false" style:writing-mode="lr-tb"/>
      <style:text-properties fo:font-variant="normal" fo:text-transform="none" fo:color="#000000" style:text-line-through-style="none" style:text-line-through-type="none" fo:font-size="14pt" style:text-underline-style="none" style:text-blinking="false" fo:background-color="transparent" style:font-size-asian="14pt" style:font-size-complex="14pt"/>
    </style:style>
    <style:style style:name="P19" style:family="paragraph" style:parent-style-name="Text_20_body">
      <style:paragraph-properties fo:margin-left="0cm" fo:margin-right="0cm" fo:margin-top="0cm" fo:margin-bottom="0.282cm" loext:contextual-spacing="false" fo:line-height="156%" fo:text-align="end" style:justify-single-word="false" fo:text-indent="0cm" style:auto-text-indent="false" style:writing-mode="lr-tb"/>
      <style:text-properties fo:font-size="14pt" fo:font-weight="normal" style:font-size-asian="14pt" style:font-size-complex="14pt"/>
    </style:style>
    <style:style style:name="P20" style:family="paragraph" style:parent-style-name="Text_20_body" style:master-page-name="Standard">
      <style:paragraph-properties fo:text-align="center" style:justify-single-word="false" style:page-number="1"/>
      <style:text-properties fo:font-variant="small-caps" fo:color="#000000" style:text-line-through-style="none" style:text-line-through-type="none" style:font-name="Times New Roman" fo:font-size="14pt" fo:font-style="normal" style:text-underline-style="none" fo:font-weight="normal" officeooo:paragraph-rsid="000f7f6f" style:text-blinking="false" fo:background-color="transparent" style:font-size-asian="14pt" style:font-size-complex="14pt"/>
    </style:style>
    <style:style style:name="T1" style:family="text">
      <style:text-properties style:font-name="Times New Roman1" officeooo:rsid="000f7f6f" style:font-name-asian="Times New Roman2" style:font-name-complex="Times New Roman2"/>
    </style:style>
    <style:style style:name="T2" style:family="text">
      <style:text-properties officeooo:rsid="000f7f6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style="normal" fo:font-weight="normal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style:text-blinking="false" fo:background-color="transparent" loext:char-shading-value="0"/>
    </style:style>
    <style:style style:name="T7" style:family="text">
      <style:text-properties fo:font-size="14pt" fo:font-weight="normal" officeooo:rsid="000f7f6f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04ce4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3629c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4af32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67dc3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19949d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1a9e89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233d5c" style:font-size-asian="14pt" style:font-weight-asian="normal" style:font-size-complex="14pt" style:font-weight-complex="normal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104ce4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11c451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3629c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14af32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167dc3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1845a1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1a9e89" style:font-size-asian="14pt" style:font-weight-asian="bold" style:font-size-complex="14pt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officeooo:rsid="0011c451" style:font-size-asian="14pt" style:font-size-complex="14pt"/>
    </style:style>
    <style:style style:name="T25" style:family="text">
      <style:text-properties fo:font-size="14pt" officeooo:rsid="0013629c" style:font-size-asian="14pt" style:font-size-complex="14pt"/>
    </style:style>
    <style:style style:name="T26" style:family="text">
      <style:text-properties fo:font-size="14pt" officeooo:rsid="0014af32" style:font-size-asian="14pt" style:font-size-complex="14pt"/>
    </style:style>
    <style:style style:name="T27" style:family="text">
      <style:text-properties fo:font-size="14pt" officeooo:rsid="00167dc3" style:font-size-asian="14pt" style:font-size-complex="14pt"/>
    </style:style>
    <style:style style:name="T28" style:family="text">
      <style:text-properties fo:font-size="14pt" officeooo:rsid="001845a1" style:font-size-asian="14pt" style:font-size-complex="14pt"/>
    </style:style>
    <style:style style:name="T29" style:family="text">
      <style:text-properties fo:font-weight="bold" officeooo:rsid="000f7f6f" style:font-weight-asian="bold" style:font-weight-complex="bold"/>
    </style:style>
    <style:style style:name="T30" style:family="text">
      <style:text-properties officeooo:rsid="001a9e89"/>
    </style:style>
    <style:style style:name="T31" style:family="text">
      <style:text-properties style:font-name="Consolas" fo:font-size="14pt" fo:font-weight="bold" officeooo:rsid="001a9e89" style:font-size-asian="14pt" style:font-weight-asian="bold" style:font-size-complex="14pt" style:font-weight-complex="bold"/>
    </style:style>
    <style:style style:name="T32" style:family="text">
      <style:text-properties style:font-name="Consolas" fo:font-size="11pt" fo:font-weight="normal" officeooo:rsid="001a9e89" style:font-size-asian="11pt" style:font-weight-asian="normal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 text:name="docs-internal-guid-2c3e76d5-7fff-6ba1-58bc-3b4277c9df6f"/><text:span text:style-name="T1">САНКТ-ПЕТЕРБУРГСКИЙ ГОСУДАРСТВЕННЫЙ УНИВЕРСИТЕТ</text:span></text:p>
      <text:p text:style-name="P15"><text:span text:style-name="T4">Дисциплина: Архитектура компьютера</text:span></text:p>
      <text:p text:style-name="P18"/>
      <text:p text:style-name="P18"/>
      <text:p text:style-name="P12"/>
      <text:p text:style-name="P12"/>
      <text:p text:style-name="P13">Отчет</text:p>
      <text:p text:style-name="P13">по лабораторной работе № <text:span text:style-name="T2">2</text:span></text:p>
      <text:p text:style-name="P14">«<text:span text:style-name="T2">Кэш-память</text:span>»</text:p>
      <text:p text:style-name="P18"/>
      <text:p text:style-name="P18"/>
      <text:p text:style-name="P3"/>
      <text:p text:style-name="P18"/>
      <text:p text:style-name="P18"/>
      <text:p text:style-name="P18"/>
      <text:p text:style-name="P18"/>
      <text:p text:style-name="P17">Выполнил: <text:span text:style-name="T2">Скальт Альберт Вячеславович</text:span></text:p>
      <text:p text:style-name="P17">студ. гр. <text:span text:style-name="T2">Б10</text:span></text:p>
      <text:p text:style-name="P3"/>
      <text:p text:style-name="P19"><text:span text:style-name="T5"/></text:p>
      <text:p text:style-name="P16"><text:span text:style-name="T5"><text:line-break/></text:span><text:span text:style-name="T6">Санкт-Петербург</text:span></text:p>
      <text:p text:style-name="P12">2021</text:p>
      <text:p text:style-name="P4"><text:soft-page-break/><text:span text:style-name="T29">Цель работы:</text:span><text:span text:style-name="T2"> реализация программной эмуляции кэша.</text:span></text:p>
      <text:p text:style-name="P5">Инструментарий и требование к работе: <text:span text:style-name="T3">работа выполняется посредством написания кода на C/C++ или Python.</text:span></text:p>
      <text:p text:style-name="P5">Условие задачи.</text:p>
      <text:p text:style-name="P6"><text:span text:style-name="T7">Необходимо проэмулировать работу кэша во время вызова заданной функции f, использующей как оперативную память 6 массивов типа double. <text:line-break/>Использовать нужно двух-уровненый кэш, состоящей из L</text:span><text:span text:style-name="T8">1 и L2 кэша. L1 кэш имете размер 32 КБ, обладает 4-way ассоциативностью, размером строки 64 байта. Кэш L2 это 8-way ассоциативный кэш размером 1 МБ с размером строки 64 байта. Алгоритм вытеснения: LRU. <text:line-break/>Вывести в результате необходимо % попаданий для кэшей L1 и L2.</text:span></text:p>
      <text:p text:style-name="P6"><text:span text:style-name="T16">Теоретическая часть.</text:span></text:p>
      <text:p text:style-name="P1"><text:span text:style-name="T23">Разберемся, что означают данные нам определения. <text:line-break/><text:line-break/>1. </text:span><text:span text:style-name="T15">Размер кэша</text:span><text:span text:style-name="T23"> — непосредственно объем данных, хранимых этим кэшем.<text:line-break/>2. </text:span><text:span text:style-name="T15">Ассоциативность кэша</text:span><text:span text:style-name="T23"> – количество строк в кэше, отведенных под одну строк оперативной памяти. В 4-way ассоциативном кэше каждая строка памяти может храниться при необходимости в одной из 4 строк кэша, в 8-way соответственно, в одной из 8. <text:line-break/>3. </text:span><text:span text:style-name="T15">Размер строки </text:span><text:span text:style-name="T23">– размер строки памяти, хранимой в кэше. Вся память условно разбивается на блоки такого размера и эти блоки по необходимости целиком помещаются в кэш.</text:span></text:p>
      <text:p text:style-name="P1"><text:span text:style-name="T23"><text:line-break/>Работа системы с кэшем L1, L2 происходит следующим образом: при запросе данных процессор обращается к L1</text:span><text:span text:style-name="T24">-кэшу</text:span><text:span text:style-name="T23">. Если L1-</text:span><text:span text:style-name="T24">кэш</text:span><text:span text:style-name="T23"> содержит необходимые данные, то они возвращаются (или перезаписываются). Если же нет, то L1</text:span><text:span text:style-name="T24">-кэш</text:span><text:span text:style-name="T23"> обращается к L2-</text:span><text:span text:style-name="T24">кэшу</text:span><text:span text:style-name="T23"> за данными, который действует аналогично, но при необходимости запрашивает данные уже не у следующего уровня кэша, а у оперативной памяти. <text:line-break/></text:span></text:p>
      <text:p text:style-name="P1"><text:span text:style-name="T24">При этом, если необходимых данных нет, то одну из строк кэша, если они все заняты, нам придется вытеснить, то есть сбросить на следующий уровень (так как в ней могли быть непримененные изменения). Для выбора, какую из строк будем сбрасывать используется алгоритм </text:span><text:span text:style-name="T17">LRU</text:span><text:span text:style-name="T24">. Он руководствуется информацией о последнем использовании строки: сбрасывается строка, которая использовалась последний раз раньше всего. </text:span><text:span text:style-name="T23"><text:line-break/><text:line-break/></text:span><text:soft-page-break/><text:span text:style-name="T18">Теоретическая часть.</text:span><text:span text:style-name="T23"><text:line-break/></text:span><text:span text:style-name="T19">1.</text:span><text:span text:style-name="T26"> </text:span><text:span text:style-name="T18">Архитектура эмулятора.<text:line-break/></text:span><text:span text:style-name="T25">При эмуляции кэша использовались 64-битные адреса элементов памяти. </text:span><text:span text:style-name="T26">При этом считалось, не умаляя общности, что адрес первого элемента первого из шести массивова есть 0. <text:tab/></text:span><text:span text:style-name="T18"><text:line-break/></text:span><text:span text:style-name="T25">Прежде всего я создал некий общий интерфейс </text:span><text:span text:style-name="T18">Loader</text:span><text:span text:style-name="T25">. Это нечто (далее это будет кэш или оперативная память), которое хранит в себе некоторое множество блоков оперативной памяти и имеет две функции:</text:span></text:p>
      <text:list xml:id="list2574784259" text:style-name="L1">
        <text:list-item>
          <text:p text:style-name="P2"><text:span text:style-name="T25">getValue(address)</text:span></text:p>
        </text:list-item>
        <text:list-item>
          <text:p text:style-name="P2"><text:span text:style-name="T25">setValue(address, value) <text:s text:c="52"/></text:span></text:p>
        </text:list-item>
      </text:list>
      <text:p text:style-name="P7"><text:span text:style-name="T25">getValue(address) выдает значение, хранящееся в оперативной по адресу address. setValue(address, value) устанавливает значение по соответствующему адресу. <text:line-break/>Определение класса содержится в файле Loader.h. Так как это интерфейсный класс, то нам не нужен файл его реализации.</text:span></text:p>
      <text:p text:style-name="P7"><text:span text:style-name="T25">Теперь, мы готовы создавать наследников.</text:span></text:p>
      <text:p text:style-name="P8"><text:span text:style-name="T18">1.1 Operative </text:span><text:span text:style-name="T19">(Operative.h, Operative.cpp)</text:span><text:span text:style-name="T18"><text:line-break/></text:span><text:span text:style-name="T9">Данный класс является моделью оперативной памяти и по сути сделан для удобства. Он будет хранить объявленные в условии задачи массивы в двумерном массиве размерностей [6][size]. </text:span><text:span text:style-name="T10">Функции getValue и setValue реализуются в этом классе тривиально, так как Operative хранит в себе всю оперативную память, то нужно просто вычислить по адресу элемента номер его массива и номер в этом массиве, а далее вернуть / изменить данный элемент. Вычислением «координат» положения элемента по его адресу занимается функция takePosition(address, i, j). Так как массивы в памяти располагаются последовательно, то нетрудно, зная размер всех массивов вычислить необходимые координаты элемента по его адресу в памяти. <text:line-break/><text:line-break/></text:span><text:span text:style-name="T19">1.2 Cache (Cache.h, Cache.cpp)<text:line-break/></text:span><text:span text:style-name="T10">Настало время самого интересного – </text:span><text:span text:style-name="T11">р</text:span><text:span text:style-name="T10">еализации самого кеша. <text:line-break/></text:span><text:span text:style-name="T11">В начале определим вспомогательную структуру Row, которая будет хранить информацию о строке в кэше, а именно: набор ее значений values, флаг is_loaded, показывающий, была ли загрузка данных в эту строчку, old – время последнего обращения к этой строке. А также row_tag – значение, из которого получается адрес начала этой строки в памяти. О том, как он получается – далее, в технических деталях.</text:span><text:span text:style-name="T10"><text:line-break/><text:line-break/></text:span><text:span text:style-name="T11">Теперь</text:span><text:span text:style-name="T10"> конструктор </text:span><text:span text:style-name="T11">Cache</text:span><text:span text:style-name="T10">. Он принимает ассоциативность к</text:span><text:span text:style-name="T11">э</text:span><text:span text:style-name="T10">ша, размер, размер </text:span><text:soft-page-break/><text:span text:style-name="T10">строки, а также объект типа Loader, к которому </text:span><text:span text:style-name="T19">нужно обращаться за данными в случае кэш-промаха</text:span><text:span text:style-name="T10">. В теле конструктора вычисляется </text:span><text:span text:style-name="T11">общее количество строк в кэше (rows), а так же </text:span><text:span text:style-name="T10">количество </text:span><text:span text:style-name="T11">групп строк (way_size).<text:line-break/> </text:span><text:span text:style-name="T10"><text:line-break/></text:span><text:span text:style-name="T11">Дальше логично написать функцию </text:span><text:span text:style-name="T20">haveValue(address)</text:span><text:span text:style-name="T11">, которая определяет, есть ли строка памяти, содержащая определенный адрес в нашем кэше. Если она есть, то функция возвращает истину и индекс этой строки. Если же ее нет, то выполняются следующие действия:<text:line-break/>Из строчек, соответствующих адресу в кэше выбирается та, к которой последнее обращение было раньше всего (согласно LRU). Если в эту строчку загружены какие-то данные, то эти данные сбрасываются на следующий уровень кэша (если вдруг там они еще не были обновлены). <text:line-break/>Далее кэш обращается к следующему уровню памяти за недостающими данными. Получая их, он записывает данные в выбранную строку.</text:span></text:p>
      <text:p text:style-name="P8"><text:span text:style-name="T27">Осталась реализация интерфейсных функций. <text:line-break/>getValue обращается к haveValue и, в случае, если значения не было, добавляет +1 к числу кэш-промахов. Далее, так как haveValue уже загрузило нужную строку (в случае промаха), то остается просто вернуть нужное значение.<text:line-break/><text:line-break/>setValue делает аналогичные </text:span><text:span text:style-name="T28">getValue действия, только в конце изменяет соответствующую позицию в строке на новое значение.</text:span><text:span text:style-name="T25"><text:line-break/></text:span><text:span text:style-name="T23"><text:line-break/></text:span><text:span text:style-name="T28">Далее идет функция, считающая процент попаданий. Она просто возвращает его в виде числа двойной точности.</text:span></text:p>
      <text:p text:style-name="P9"><text:span text:style-name="T21">Работа main.cpp.<text:line-break/></text:span><text:span text:style-name="T12">Тут мы заводим объект типа Operative, в котором хранятся 6 массивов, используемых в f. Для удобства синтаксиса заводим enum ids, который именам массива {x, y, z, xx, yy, zz} сопоставляет номер {0, 1, 2, 3, 4, 5}.<text:line-break/>Далее заведем наши L1, L2 кэши с параметрами из условия задачи (они заданы константами). Причем, L2 кэш ссылается на оперативную память, L1 ссылается на L2. <text:line-break/>Функция getAddress по номеру массива и индекса в нем возвращает адресс этого элемента в нашей оперативной памяти.<text:line-break/>Функции getValue и setValue являются обертками над функциями L1, созданы для удобства и показательности.<text:line-break/>Синтаксис функции f изменился следующим образом: вместо обращения к самому массиву идет обращение к адресу этого элемента и кэшу L1, который далее должным образом обрабатывает этот запрос.<text:line-break/></text:span><text:soft-page-break/><text:span text:style-name="T22">Результат:</text:span><text:span text:style-name="T13"><text:line-break/>По результат при работе функции f 91% запрос к L1 завершился без кэш-промаха. У L2 данный показатель равен 93%. </text:span><text:span text:style-name="T12"><text:s/></text:span></text:p>
      <text:p text:style-name="P9"><text:span text:style-name="T22">Технические детали:<text:line-break/></text:span><text:span text:style-name="T14">Здесь надо описать, как я перевожу адресс в памяти в номер строки в кэше. Пусть k – ассоциативность кэша. Тогда мой кэш условно поделен на k групп, в каждой из которых cnt = rows / k строк и строки нумеруются от 0 до cnt - 1. Причем cnt является степенью двойки. <text:line-break/>Перевожу я из адреса в номер строки следующим образом. В начале откидываем 6 младших битов. (Это так, потому что одна строка 64 байта это 8 даблов, а их соседние адреса располагаются с разницей в 8 байт). <text:s/>Далее берем log_2(cnt) следующих битов, чтобы определить номер строки. Откидываем эти биты и получаем address_tag, который нужен, чтобы потом восстановить аддресс, имея строку в кэше. <text:line-break/>Теперь остается лишь просмотреть k «копий» определенной строки в каждом из уровней ассоциативности кэша. <text:line-break/>По такому построению номера строки понятно, как делать обратный перевод. Нужно взять тэг адреса строки. Дописать к нему номер строки, а также дополнительные 6 нулевых битов в конец. Таким образом по строке в кэше мы получим адрес начала этой строки в оперативной памяти. </text:span></text:p>
      <text:p text:style-name="P9"><text:span text:style-name="T22">Листинги кода:<text:line-break/><text:line-break/></text:span><text:span text:style-name="T31">Loader.h</text:span><text:span text:style-name="T22"><text:line-break/></text:span><text:span text:style-name="T32">#pragma once</text:span></text:p>
      <text:p text:style-name="P10"/>
      <text:p text:style-name="P10"><text:span text:style-name="T30">using address_type = unsigned long long;</text:span></text:p>
      <text:p text:style-name="P10"/>
      <text:p text:style-name="P10"><text:span text:style-name="T30">struct Loader {</text:span></text:p>
      <text:p text:style-name="P10"><text:span text:style-name="T30"><text:s text:c="4"/>virtual double getValue(address_type address) = 0;</text:span></text:p>
      <text:p text:style-name="P10"/>
      <text:p text:style-name="P10"><text:span text:style-name="T30"><text:s text:c="4"/>virtual void setValue(address_type address, double value) = 0;</text:span></text:p>
      <text:p text:style-name="P9"><text:span text:style-name="T32">};<text:line-break/><text:line-break/></text:span><text:span text:style-name="T31">Cache.h</text:span><text:span text:style-name="T32"><text:line-break/>#pragma once</text:span></text:p>
      <text:p text:style-name="P9"><text:span text:style-name="T32"/></text:p>
      <text:p text:style-name="P9"><text:span text:style-name="T32">#include "../Loader/Loader.h"</text:span></text:p>
      <text:p text:style-name="P9"><text:soft-page-break/><text:span text:style-name="T32">#include &lt;vector&gt;</text:span></text:p>
      <text:p text:style-name="P9"><text:span text:style-name="T32"/></text:p>
      <text:p text:style-name="P9"><text:span text:style-name="T32">class Cache : public Loader {</text:span></text:p>
      <text:p text:style-name="P9"><text:span text:style-name="T32"><text:s text:c="4"/>struct Row {</text:span></text:p>
      <text:p text:style-name="P9"><text:span text:style-name="T32"><text:s text:c="8"/>std::vector&lt;double&gt; values;</text:span></text:p>
      <text:p text:style-name="P9"><text:span text:style-name="T32"><text:s text:c="8"/>bool is_loaded;</text:span></text:p>
      <text:p text:style-name="P9"><text:span text:style-name="T32"><text:s text:c="8"/>unsigned old;</text:span></text:p>
      <text:p text:style-name="P9"><text:span text:style-name="T32"><text:s text:c="8"/>address_type row_tag;</text:span></text:p>
      <text:p text:style-name="P9"><text:span text:style-name="T32"/></text:p>
      <text:p text:style-name="P9"><text:span text:style-name="T32"><text:s text:c="8"/>Row(unsigned sz) : is_loaded(false), old(0), row_tag(0) {</text:span></text:p>
      <text:p text:style-name="P9"><text:span text:style-name="T32"><text:s text:c="12"/>values.resize(sz);</text:span></text:p>
      <text:p text:style-name="P9"><text:span text:style-name="T32"><text:s text:c="8"/>}</text:span></text:p>
      <text:p text:style-name="P9"><text:span text:style-name="T32"><text:s text:c="4"/>};</text:span></text:p>
      <text:p text:style-name="P9"><text:span text:style-name="T32"/></text:p>
      <text:p text:style-name="P9"><text:span text:style-name="T32"><text:s text:c="4"/>unsigned total_requests = 0;</text:span></text:p>
      <text:p text:style-name="P9"><text:span text:style-name="T32"><text:s text:c="4"/>unsigned total_misses = 0;</text:span></text:p>
      <text:p text:style-name="P9"><text:span text:style-name="T32"><text:s text:c="4"/>unsigned row_size;</text:span></text:p>
      <text:p text:style-name="P9"><text:span text:style-name="T32"><text:s text:c="4"/>unsigned way_size;</text:span></text:p>
      <text:p text:style-name="P9"><text:span text:style-name="T32"/></text:p>
      <text:p text:style-name="P9"><text:span text:style-name="T32"><text:s text:c="4"/>std::vector&lt;Row&gt; data;</text:span></text:p>
      <text:p text:style-name="P9"><text:span text:style-name="T32"/></text:p>
      <text:p text:style-name="P9"><text:span text:style-name="T32"><text:s text:c="4"/>/* Если значение не нашлось здесь, то запрашиваем у следующего кэша, либо у опер. памяти */</text:span></text:p>
      <text:p text:style-name="P9"><text:span text:style-name="T32"><text:s text:c="4"/>Loader *next_loader;</text:span></text:p>
      <text:p text:style-name="P9"><text:span text:style-name="T32"/></text:p>
      <text:p text:style-name="P9"><text:span text:style-name="T32">public:</text:span></text:p>
      <text:p text:style-name="P9"><text:span text:style-name="T32"><text:s text:c="4"/>Cache(unsigned associativity, unsigned sz, unsigned row_size, Loader *next_loader);</text:span></text:p>
      <text:p text:style-name="P9"><text:span text:style-name="T32"/></text:p>
      <text:p text:style-name="P9"><text:span text:style-name="T32"><text:s text:c="4"/>void resetRow(unsigned row);</text:span></text:p>
      <text:p text:style-name="P9"><text:span text:style-name="T32"/></text:p>
      <text:p text:style-name="P9"><text:span text:style-name="T32"><text:s text:c="4"/>/* (был ли элемент в кэше, позиция) */</text:span></text:p>
      <text:p text:style-name="P9"><text:span text:style-name="T32"><text:s text:c="4"/>std::pair&lt;bool, int&gt; haveValue(address_type address);</text:span></text:p>
      <text:p text:style-name="P9"><text:span text:style-name="T32"/></text:p>
      <text:p text:style-name="P9"><text:soft-page-break/><text:span text:style-name="T32"><text:s text:c="4"/>double getValue(address_type address) override;</text:span></text:p>
      <text:p text:style-name="P9"><text:span text:style-name="T32"/></text:p>
      <text:p text:style-name="P9"><text:span text:style-name="T32"><text:s text:c="4"/>void setValue(address_type address, double value) override;</text:span></text:p>
      <text:p text:style-name="P9"><text:span text:style-name="T32"/></text:p>
      <text:p text:style-name="P9"><text:span text:style-name="T32"><text:s text:c="4"/>// save to next_memory</text:span></text:p>
      <text:p text:style-name="P9"><text:span text:style-name="T32"><text:s text:c="4"/>void reset_cache();</text:span></text:p>
      <text:p text:style-name="P9"><text:span text:style-name="T32"/></text:p>
      <text:p text:style-name="P9"><text:span text:style-name="T32"><text:s text:c="4"/>double getPercent();</text:span></text:p>
      <text:p text:style-name="P9"><text:span text:style-name="T32">};</text:span></text:p>
      <text:p text:style-name="P9"><text:span text:style-name="T32"><text:line-break/></text:span><text:span text:style-name="T31">Cache.cpp</text:span><text:span text:style-name="T32"><text:line-break/>#include "Cache.h"</text:span></text:p>
      <text:p text:style-name="P9"><text:span text:style-name="T32"/></text:p>
      <text:p text:style-name="P9"><text:span text:style-name="T32">Cache::Cache(unsigned int associativity, unsigned int sz, unsigned int row_size, Loader *next_loader) : row_size(row_size),</text:span></text:p>
      <text:p text:style-name="P9"><text:span text:style-name="T32"><text:s text:c="104"/>next_loader(next_loader) {</text:span></text:p>
      <text:p text:style-name="P9"><text:span text:style-name="T32"><text:s text:c="4"/>unsigned rows = sz / row_size;</text:span></text:p>
      <text:p text:style-name="P9"><text:span text:style-name="T32"><text:s text:c="4"/>way_size = rows / associativity;</text:span></text:p>
      <text:p text:style-name="P9"><text:span text:style-name="T32"><text:s text:c="4"/>data.assign(rows, Row(row_size / sizeof(double)));</text:span></text:p>
      <text:p text:style-name="P9"><text:span text:style-name="T32">}</text:span></text:p>
      <text:p text:style-name="P9"><text:span text:style-name="T32"/></text:p>
      <text:p text:style-name="P9"><text:span text:style-name="T32">void Cache::resetRow(unsigned int row) {</text:span></text:p>
      <text:p text:style-name="P9"><text:span text:style-name="T32"><text:s text:c="4"/>address_type full_address = (data[row].row_tag * way_size + (row % way_size)) * row_size;</text:span></text:p>
      <text:p text:style-name="P9"><text:span text:style-name="T32"><text:s text:c="4"/>for (double &amp;i: data[row].values) {</text:span></text:p>
      <text:p text:style-name="P9"><text:span text:style-name="T32"><text:s text:c="8"/>next_loader-&gt;setValue(full_address, i);</text:span></text:p>
      <text:p text:style-name="P9"><text:span text:style-name="T32"><text:s text:c="8"/>full_address += sizeof(double);</text:span></text:p>
      <text:p text:style-name="P9"><text:span text:style-name="T32"><text:s text:c="4"/>}</text:span></text:p>
      <text:p text:style-name="P9"><text:span text:style-name="T32">}</text:span></text:p>
      <text:p text:style-name="P9"><text:span text:style-name="T32"/></text:p>
      <text:p text:style-name="P9"><text:span text:style-name="T32">std::pair&lt;bool, int&gt; Cache::haveValue(address_type address) {</text:span></text:p>
      <text:p text:style-name="P9"><text:span text:style-name="T32"><text:s text:c="4"/>address /= row_size;</text:span></text:p>
      <text:p text:style-name="P9"><text:span text:style-name="T32"><text:s text:c="4"/>unsigned to_row = address &amp; (way_size - 1);</text:span></text:p>
      <text:p text:style-name="P9"><text:span text:style-name="T32"><text:s text:c="4"/>unsigned address_tag = address / way_size;</text:span></text:p>
      <text:p text:style-name="P9"><text:soft-page-break/><text:span text:style-name="T32"/></text:p>
      <text:p text:style-name="P9"><text:span text:style-name="T32"><text:s text:c="4"/>for (unsigned i = to_row; i &lt; data.size(); i += way_size) {</text:span></text:p>
      <text:p text:style-name="P9"><text:span text:style-name="T32"><text:s text:c="8"/>if (data[i].is_loaded &amp;&amp; data[i].row_tag == address_tag) {</text:span></text:p>
      <text:p text:style-name="P9"><text:span text:style-name="T32"><text:s text:c="12"/>return std::make_pair(true, i);</text:span></text:p>
      <text:p text:style-name="P9"><text:span text:style-name="T32"><text:s text:c="8"/>}</text:span></text:p>
      <text:p text:style-name="P9"><text:span text:style-name="T32"><text:s text:c="4"/>}</text:span></text:p>
      <text:p text:style-name="P9"><text:span text:style-name="T32"/></text:p>
      <text:p text:style-name="P9"><text:span text:style-name="T32"><text:s text:c="4"/>unsigned oldest_row = to_row;</text:span></text:p>
      <text:p text:style-name="P9"><text:span text:style-name="T32"><text:s text:c="4"/>for (unsigned i = to_row; i &lt; data.size(); i += way_size) {</text:span></text:p>
      <text:p text:style-name="P9"><text:span text:style-name="T32"><text:s text:c="8"/>if (data[i].old &lt; data[oldest_row].old) {</text:span></text:p>
      <text:p text:style-name="P9"><text:span text:style-name="T32"><text:s text:c="12"/>oldest_row = i;</text:span></text:p>
      <text:p text:style-name="P9"><text:span text:style-name="T32"><text:s text:c="8"/>}</text:span></text:p>
      <text:p text:style-name="P9"><text:span text:style-name="T32"><text:s text:c="4"/>}</text:span></text:p>
      <text:p text:style-name="P9"><text:span text:style-name="T32"/></text:p>
      <text:p text:style-name="P9"><text:span text:style-name="T32"><text:s text:c="4"/>if (data[oldest_row].is_loaded) { // сбросить строку</text:span></text:p>
      <text:p text:style-name="P9"><text:span text:style-name="T32"><text:s text:c="8"/>resetRow(oldest_row);</text:span></text:p>
      <text:p text:style-name="P9"><text:span text:style-name="T32"><text:s text:c="4"/>}</text:span></text:p>
      <text:p text:style-name="P9"><text:span text:style-name="T32"/></text:p>
      <text:p text:style-name="P9"><text:span text:style-name="T32"><text:s text:c="4"/>data[oldest_row].is_loaded = true;</text:span></text:p>
      <text:p text:style-name="P9"><text:span text:style-name="T32"><text:s text:c="4"/>data[oldest_row].old = total_requests;</text:span></text:p>
      <text:p text:style-name="P9"><text:span text:style-name="T32"><text:s text:c="4"/>data[oldest_row].row_tag = address_tag;</text:span></text:p>
      <text:p text:style-name="P9"><text:span text:style-name="T32"><text:s text:c="4"/>address_type full_address = address * row_size;</text:span></text:p>
      <text:p text:style-name="P9"><text:span text:style-name="T32"/></text:p>
      <text:p text:style-name="P9"><text:span text:style-name="T32"><text:s text:c="4"/>for (double &amp;i: data[oldest_row].values) {</text:span></text:p>
      <text:p text:style-name="P9"><text:span text:style-name="T32"><text:s text:c="8"/>i = next_loader-&gt;getValue(full_address);</text:span></text:p>
      <text:p text:style-name="P9"><text:span text:style-name="T32"><text:s text:c="8"/>full_address += sizeof(double);</text:span></text:p>
      <text:p text:style-name="P9"><text:span text:style-name="T32"><text:s text:c="4"/>}</text:span></text:p>
      <text:p text:style-name="P9"><text:span text:style-name="T32"/></text:p>
      <text:p text:style-name="P9"><text:span text:style-name="T32"><text:s text:c="4"/>return std::make_pair(false, oldest_row);</text:span></text:p>
      <text:p text:style-name="P9"><text:span text:style-name="T32">}</text:span></text:p>
      <text:p text:style-name="P9"><text:span text:style-name="T32"/></text:p>
      <text:p text:style-name="P9"><text:span text:style-name="T32">double Cache::getValue(address_type address) {</text:span></text:p>
      <text:p text:style-name="P9"><text:span text:style-name="T32"><text:s text:c="4"/>total_requests++;</text:span></text:p>
      <text:p text:style-name="P9"><text:soft-page-break/><text:span text:style-name="T32"><text:s text:c="4"/>unsigned number = (address &amp; (row_size - 1)) / sizeof(double);</text:span></text:p>
      <text:p text:style-name="P9"><text:span text:style-name="T32"><text:s text:c="4"/>auto hv = haveValue(address);</text:span></text:p>
      <text:p text:style-name="P9"><text:span text:style-name="T32"><text:s text:c="4"/>total_misses += !hv.first;</text:span></text:p>
      <text:p text:style-name="P9"><text:span text:style-name="T32"/></text:p>
      <text:p text:style-name="P9"><text:span text:style-name="T32"><text:s text:c="4"/>return data[hv.second].values[number];</text:span></text:p>
      <text:p text:style-name="P9"><text:span text:style-name="T32">}</text:span></text:p>
      <text:p text:style-name="P9"><text:span text:style-name="T32"/></text:p>
      <text:p text:style-name="P9"><text:span text:style-name="T32">void Cache::setValue(address_type address, double value) {</text:span></text:p>
      <text:p text:style-name="P9"><text:span text:style-name="T32"><text:s text:c="4"/>++total_requests;</text:span></text:p>
      <text:p text:style-name="P9"><text:span text:style-name="T32"><text:s text:c="4"/>unsigned number = (address &amp; (row_size - 1)) / sizeof(double);</text:span></text:p>
      <text:p text:style-name="P9"><text:span text:style-name="T32"><text:s text:c="4"/>auto hv = haveValue(address);</text:span></text:p>
      <text:p text:style-name="P9"><text:span text:style-name="T32"><text:s text:c="4"/>total_misses += !hv.first;</text:span></text:p>
      <text:p text:style-name="P9"><text:span text:style-name="T32"/></text:p>
      <text:p text:style-name="P9"><text:span text:style-name="T32"><text:s text:c="4"/>data[hv.second].values[number] = value;</text:span></text:p>
      <text:p text:style-name="P9"><text:span text:style-name="T32">}</text:span></text:p>
      <text:p text:style-name="P9"><text:span text:style-name="T32"/></text:p>
      <text:p text:style-name="P9"><text:span text:style-name="T32">void Cache::reset_cache() {</text:span></text:p>
      <text:p text:style-name="P9"><text:span text:style-name="T32"><text:s text:c="4"/>for (int i = 0; i &lt; data.size(); ++i) {</text:span></text:p>
      <text:p text:style-name="P9"><text:span text:style-name="T32"><text:s text:c="8"/>if (!data[i].is_loaded) continue;</text:span></text:p>
      <text:p text:style-name="P9"><text:span text:style-name="T32"><text:s text:c="8"/>resetRow(i);</text:span></text:p>
      <text:p text:style-name="P9"><text:span text:style-name="T32"><text:s text:c="4"/>}</text:span></text:p>
      <text:p text:style-name="P9"><text:span text:style-name="T32">}</text:span></text:p>
      <text:p text:style-name="P9"><text:span text:style-name="T32"/></text:p>
      <text:p text:style-name="P9"><text:span text:style-name="T32">double Cache::getPercent() {</text:span></text:p>
      <text:p text:style-name="P9"><text:span text:style-name="T32"><text:s text:c="4"/>if (!total_requests) return 100.0;</text:span></text:p>
      <text:p text:style-name="P9"><text:span text:style-name="T32"><text:s text:c="4"/>return 100.0 * (double) (total_requests - total_misses) / total_requests;</text:span></text:p>
      <text:p text:style-name="P9"><text:span text:style-name="T32">}<text:line-break/><text:line-break/></text:span><text:span text:style-name="T31">Operative.h</text:span><text:span text:style-name="T32"><text:line-break/>#pragma once</text:span></text:p>
      <text:p text:style-name="P9"><text:span text:style-name="T32"/></text:p>
      <text:p text:style-name="P9"><text:span text:style-name="T32">#include "../Loader/Loader.h"</text:span></text:p>
      <text:p text:style-name="P9"><text:span text:style-name="T32"/></text:p>
      <text:p text:style-name="P9"><text:span text:style-name="T32">const unsigned long long size = 1024 * 1024;</text:span></text:p>
      <text:p text:style-name="P9"><text:soft-page-break/><text:span text:style-name="T32">const unsigned long long cnt = 6;</text:span></text:p>
      <text:p text:style-name="P9"><text:span text:style-name="T32"/></text:p>
      <text:p text:style-name="P9"><text:span text:style-name="T32">struct Operative : public Loader {</text:span></text:p>
      <text:p text:style-name="P9"><text:span text:style-name="T32"><text:s text:c="4"/>/* {x, y, z, xx, yy, zz} */</text:span></text:p>
      <text:p text:style-name="P9"><text:span text:style-name="T32"><text:s text:c="4"/>double ar[cnt][size];</text:span></text:p>
      <text:p text:style-name="P9"><text:span text:style-name="T32"/></text:p>
      <text:p text:style-name="P9"><text:span text:style-name="T32"><text:s text:c="4"/>void takePosition(address_type address, unsigned &amp;i, unsigned &amp;j);</text:span></text:p>
      <text:p text:style-name="P9"><text:span text:style-name="T32"/></text:p>
      <text:p text:style-name="P9"><text:span text:style-name="T32"><text:s text:c="4"/>double getValue(address_type address) override;</text:span></text:p>
      <text:p text:style-name="P9"><text:span text:style-name="T32"/></text:p>
      <text:p text:style-name="P9"><text:span text:style-name="T32"><text:s text:c="4"/>void setValue(address_type address, double value) override;</text:span></text:p>
      <text:p text:style-name="P9"><text:span text:style-name="T32"/></text:p>
      <text:p text:style-name="P9"><text:span text:style-name="T32"><text:s text:c="4"/>Operative();</text:span></text:p>
      <text:p text:style-name="P9"><text:span text:style-name="T32">};<text:line-break/><text:line-break/></text:span><text:span text:style-name="T31">Operative.cpp</text:span><text:span text:style-name="T32"><text:line-break/>#include "Operative.h"</text:span></text:p>
      <text:p text:style-name="P9"><text:span text:style-name="T32">#include &lt;cstdlib&gt;</text:span></text:p>
      <text:p text:style-name="P9"><text:span text:style-name="T32"/></text:p>
      <text:p text:style-name="P9"><text:span text:style-name="T32">void Operative::takePosition(address_type address, unsigned int &amp;i, unsigned int &amp;j) {</text:span></text:p>
      <text:p text:style-name="P9"><text:span text:style-name="T32"><text:s text:c="4"/>i = address / (size * sizeof(double));</text:span></text:p>
      <text:p text:style-name="P9"><text:span text:style-name="T32"><text:s text:c="4"/>j = (address % (size * sizeof(double)) / sizeof(double));</text:span></text:p>
      <text:p text:style-name="P9"><text:span text:style-name="T32">}</text:span></text:p>
      <text:p text:style-name="P9"><text:span text:style-name="T32"/></text:p>
      <text:p text:style-name="P9"><text:span text:style-name="T32">double Operative::getValue(address_type address) {</text:span></text:p>
      <text:p text:style-name="P9"><text:span text:style-name="T32"><text:s text:c="4"/>unsigned i, j;</text:span></text:p>
      <text:p text:style-name="P9"><text:span text:style-name="T32"><text:s text:c="4"/>takePosition(address, i, j);</text:span></text:p>
      <text:p text:style-name="P9"><text:span text:style-name="T32"><text:s text:c="4"/>return ar[i][j];</text:span></text:p>
      <text:p text:style-name="P9"><text:span text:style-name="T32">}</text:span></text:p>
      <text:p text:style-name="P9"><text:span text:style-name="T32"/></text:p>
      <text:p text:style-name="P9"><text:span text:style-name="T32">void Operative::setValue(address_type address, double value) {</text:span></text:p>
      <text:p text:style-name="P9"><text:span text:style-name="T32"><text:s text:c="4"/>unsigned i, j;</text:span></text:p>
      <text:p text:style-name="P9"><text:span text:style-name="T32"><text:s text:c="4"/>takePosition(address, i, j);</text:span></text:p>
      <text:p text:style-name="P9"><text:span text:style-name="T32"><text:s text:c="4"/>ar[i][j] = value;</text:span></text:p>
      <text:p text:style-name="P9"><text:soft-page-break/><text:span text:style-name="T32">}</text:span></text:p>
      <text:p text:style-name="P9"><text:span text:style-name="T32"/></text:p>
      <text:p text:style-name="P9"><text:span text:style-name="T32">/* Заполним случайными данными */</text:span></text:p>
      <text:p text:style-name="P9"><text:span text:style-name="T32">Operative::Operative() {</text:span></text:p>
      <text:p text:style-name="P9"><text:span text:style-name="T32"><text:s text:c="4"/>for (unsigned i = 0; i &lt; cnt; ++i) {</text:span></text:p>
      <text:p text:style-name="P9"><text:span text:style-name="T32"><text:s text:c="8"/>for (unsigned j = 0; j &lt; size; ++j) {</text:span></text:p>
      <text:p text:style-name="P9"><text:span text:style-name="T32"><text:s text:c="12"/>ar[i][j] = rand();</text:span></text:p>
      <text:p text:style-name="P9"><text:span text:style-name="T32"><text:s text:c="8"/>}</text:span></text:p>
      <text:p text:style-name="P9"><text:span text:style-name="T32"><text:s text:c="4"/>}</text:span></text:p>
      <text:p text:style-name="P9"><text:span text:style-name="T32">}<text:line-break/><text:line-break/></text:span><text:span text:style-name="T31">main.cpp</text:span><text:span text:style-name="T32"><text:line-break/>#include &lt;iostream&gt;</text:span></text:p>
      <text:p text:style-name="P9"><text:span text:style-name="T32">#include &lt;iomanip&gt;</text:span></text:p>
      <text:p text:style-name="P9"><text:span text:style-name="T32">#include "Cache/Cache.h"</text:span></text:p>
      <text:p text:style-name="P9"><text:span text:style-name="T32">#include "Operative/Operative.h"</text:span></text:p>
      <text:p text:style-name="P9"><text:span text:style-name="T32"/></text:p>
      <text:p text:style-name="P9"><text:span text:style-name="T32">using namespace std;</text:span></text:p>
      <text:p text:style-name="P9"><text:span text:style-name="T32"/></text:p>
      <text:p text:style-name="P9"><text:span text:style-name="T32">const unsigned L1_associativity = 4;</text:span></text:p>
      <text:p text:style-name="P9"><text:span text:style-name="T32">const unsigned L1_volume = 32 * 1024;</text:span></text:p>
      <text:p text:style-name="P9"><text:span text:style-name="T32">const unsigned L1_row_size = 64;</text:span></text:p>
      <text:p text:style-name="P9"><text:span text:style-name="T32"/></text:p>
      <text:p text:style-name="P9"><text:span text:style-name="T32">const unsigned L2_associativity = 8;</text:span></text:p>
      <text:p text:style-name="P9"><text:span text:style-name="T32">const unsigned L2_volume = 1024 * 1024;</text:span></text:p>
      <text:p text:style-name="P9"><text:span text:style-name="T32">const unsigned L2_row_size = 64;</text:span></text:p>
      <text:p text:style-name="P9"><text:span text:style-name="T32"/></text:p>
      <text:p text:style-name="P9"><text:span text:style-name="T32">Operative operative; // содержит 6 массивов из объявления</text:span></text:p>
      <text:p text:style-name="P9"><text:span text:style-name="T32">Cache L2(L2_associativity, L2_volume, L2_row_size, &amp;operative);</text:span></text:p>
      <text:p text:style-name="P9"><text:span text:style-name="T32">Cache L1(L1_associativity, L1_volume, L1_row_size, &amp;L2);</text:span></text:p>
      <text:p text:style-name="P9"><text:span text:style-name="T32"/></text:p>
      <text:p text:style-name="P9"><text:span text:style-name="T32">address_type getAddress(unsigned mas_id, unsigned elem_id) {</text:span></text:p>
      <text:p text:style-name="P9"><text:span text:style-name="T32"><text:s text:c="4"/>return (1ull) * sizeof(double) * (mas_id * size + elem_id);</text:span></text:p>
      <text:p text:style-name="P9"><text:span text:style-name="T32">}</text:span></text:p>
      <text:p text:style-name="P9"><text:soft-page-break/><text:span text:style-name="T32"/></text:p>
      <text:p text:style-name="P9"><text:span text:style-name="T32">double getValue(unsigned mas_id, unsigned elem_id) {</text:span></text:p>
      <text:p text:style-name="P9"><text:span text:style-name="T32"><text:s text:c="4"/>return L1.getValue(getAddress(mas_id, elem_id));</text:span></text:p>
      <text:p text:style-name="P9"><text:span text:style-name="T32">}</text:span></text:p>
      <text:p text:style-name="P9"><text:span text:style-name="T32"/></text:p>
      <text:p text:style-name="P9"><text:span text:style-name="T32">void setValue(unsigned mas_id, unsigned elem_id, double value) {</text:span></text:p>
      <text:p text:style-name="P9"><text:span text:style-name="T32"><text:s text:c="4"/>L1.setValue(getAddress(mas_id, elem_id), value);</text:span></text:p>
      <text:p text:style-name="P9"><text:span text:style-name="T32">}</text:span></text:p>
      <text:p text:style-name="P9"><text:span text:style-name="T32"/></text:p>
      <text:p text:style-name="P9"><text:span text:style-name="T32">enum ids {</text:span></text:p>
      <text:p text:style-name="P9"><text:span text:style-name="T32"><text:s text:c="4"/>x, y, z, xx, yy, zz</text:span></text:p>
      <text:p text:style-name="P9"><text:span text:style-name="T32">};</text:span></text:p>
      <text:p text:style-name="P9"><text:span text:style-name="T32"/></text:p>
      <text:p text:style-name="P9"><text:span text:style-name="T32">// тестируемая функция</text:span></text:p>
      <text:p text:style-name="P9"><text:span text:style-name="T32">void f(double w) {</text:span></text:p>
      <text:p text:style-name="P9"><text:span text:style-name="T32"><text:s text:c="4"/>for (unsigned int i = 0; i &lt; size; ++i) {</text:span></text:p>
      <text:p text:style-name="P9"><text:span text:style-name="T32"><text:s text:c="8"/>double temp = getValue(xx, i) * w + getValue(x, i);</text:span></text:p>
      <text:p text:style-name="P9"><text:span text:style-name="T32"><text:s text:c="8"/>setValue(x, i, temp);</text:span></text:p>
      <text:p text:style-name="P9"><text:span text:style-name="T32"><text:s text:c="4"/>}</text:span></text:p>
      <text:p text:style-name="P9"><text:span text:style-name="T32"/></text:p>
      <text:p text:style-name="P9"><text:span text:style-name="T32"><text:s text:c="4"/>for (unsigned int i = 0; i &lt; size; ++i) {</text:span></text:p>
      <text:p text:style-name="P9"><text:span text:style-name="T32"><text:s text:c="8"/>double temp = getValue(yy, i) * w + getValue(y, i);</text:span></text:p>
      <text:p text:style-name="P9"><text:span text:style-name="T32"><text:s text:c="8"/>setValue(y, i, temp);</text:span></text:p>
      <text:p text:style-name="P9"><text:span text:style-name="T32"><text:s text:c="4"/>}</text:span></text:p>
      <text:p text:style-name="P9"><text:span text:style-name="T32"/></text:p>
      <text:p text:style-name="P9"><text:span text:style-name="T32"><text:s text:c="4"/>for (unsigned int i = 0; i &lt; size; ++i) {</text:span></text:p>
      <text:p text:style-name="P9"><text:span text:style-name="T32"><text:s text:c="8"/>double temp = getValue(zz, i) * w + getValue(z, i);</text:span></text:p>
      <text:p text:style-name="P9"><text:span text:style-name="T32"><text:s text:c="8"/>setValue(z, i, temp);</text:span></text:p>
      <text:p text:style-name="P9"><text:span text:style-name="T32"><text:s text:c="4"/>}</text:span></text:p>
      <text:p text:style-name="P9"><text:span text:style-name="T32">}</text:span></text:p>
      <text:p text:style-name="P9"><text:span text:style-name="T32"/></text:p>
      <text:p text:style-name="P9"><text:span text:style-name="T32">int main() {</text:span></text:p>
      <text:p text:style-name="P9"><text:span text:style-name="T32"><text:s text:c="4"/>cout.setf(ios::fixed);</text:span></text:p>
      <text:p text:style-name="P9"><text:soft-page-break/><text:span text:style-name="T32"><text:s text:c="4"/>cout.precision(10);</text:span></text:p>
      <text:p text:style-name="P9"><text:span text:style-name="T32"/></text:p>
      <text:p text:style-name="P9"><text:span text:style-name="T32"><text:s text:c="4"/>double w = 13.0;</text:span></text:p>
      <text:p text:style-name="P9"><text:span text:style-name="T32"><text:s text:c="4"/>f(w);</text:span></text:p>
      <text:p text:style-name="P9"><text:span text:style-name="T32"/></text:p>
      <text:p text:style-name="P9"><text:span text:style-name="T32"><text:s text:c="4"/>cout &lt;&lt; "L1's percent is: " &lt;&lt; L1.getPercent() &lt;&lt; endl;</text:span></text:p>
      <text:p text:style-name="P9"><text:span text:style-name="T32"><text:s text:c="4"/>cout &lt;&lt; "L2's percent is: " &lt;&lt; L2.getPercent() &lt;&lt; endl;</text:span></text:p>
      <text:p text:style-name="P9"><text:span text:style-name="T32"/></text:p>
      <text:p text:style-name="P9"><text:span text:style-name="T32"><text:s text:c="4"/>L1.reset_cache();</text:span></text:p>
      <text:p text:style-name="P9"><text:span text:style-name="T32"><text:s text:c="4"/>L2.reset_cache();</text:span></text:p>
      <text:p text:style-name="P11"><text:span text:style-name="T32"><text:s text:c="4"/>return 0;<text:line-break/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ui-monospace" svg:font-family="ui-monospace, SFMono-Regular, 'SF Mono', Menlo, Consolas, 'Liberation Mono', monospace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23:40:44.071760967</meta:creation-date>
    <meta:generator>LibreOffice/6.4.7.2$Linux_X86_64 LibreOffice_project/40$Build-2</meta:generator>
    <dc:date>2021-11-02T01:48:02.221490434</dc:date>
    <meta:editing-duration>PT27M55S</meta:editing-duration>
    <meta:editing-cycles>4</meta:editing-cycles>
    <meta:document-statistic meta:table-count="0" meta:image-count="0" meta:object-count="0" meta:page-count="13" meta:paragraph-count="211" meta:word-count="1877" meta:character-count="13981" meta:non-whitespace-character-count="11498"/>
  </office:meta>
</office:document-meta>
</file>